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驿等宽微米黑" svg:font-family="文泉驿等宽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微米黑" svg:font-family="文泉驿微米黑" style:font-family-generic="system" style:font-pitch="variable"/>
  </office:font-face-decls>
  <office:automatic-styles>
    <style:style style:name="P1" style:family="paragraph" style:parent-style-name="Preformatted_20_Text">
      <style:text-properties fo:font-size="14pt" style:font-size-asian="14pt" style:font-size-complex="14pt"/>
    </style:style>
    <style:style style:name="P2" style:family="paragraph" style:parent-style-name="Preformatted_20_Text">
      <style:text-properties fo:font-size="14pt" officeooo:paragraph-rsid="00131ab1" style:font-size-asian="14pt" style:font-size-complex="14pt"/>
    </style:style>
    <style:style style:name="P3" style:family="paragraph" style:parent-style-name="Preformatted_20_Text">
      <style:text-properties fo:font-size="14pt" officeooo:paragraph-rsid="00145a37" style:font-size-asian="14pt" style:font-size-complex="14pt"/>
    </style:style>
    <style:style style:name="P4" style:family="paragraph" style:parent-style-name="Preformatted_20_Text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/2/4/5</text:p>
      <text:p text:style-name="P4">1.耶稣的名字4个（720）：</text:p>
      <text:p text:style-name="P1"/>
      <text:p text:style-name="P1"><text:span text:style-name="T1">a耶稣：</text:span><text:span text:style-name="T2">예수</text:span>는 <text:span text:style-name="T2">예슈아</text:span>의 <text:span text:style-name="T2">그리스어</text:span> 형태다. 또한 <text:span text:style-name="T2">예슈아</text:span>는 <text:span text:style-name="T2">여호수아</text:span>의 <text:span text:style-name="T2">단축형</text:span>이다. <text:span text:style-name="T2">여호수아</text:span>라는 이름에서 우리는 <text:span text:style-name="T2">야웨</text:span>라는 이름과 "<text:span text:style-name="T2">돕다</text:span>", "<text:span text:style-name="T2">구원하다</text:span>", "<text:span text:style-name="T2">구속하다</text:span>", "<text:span text:style-name="T2">구원에 이르게 하다</text:span>"를 의미하는 동사 형태를 <text:span text:style-name="T2">인식</text:span>할 수 있다. 우리는 <text:span text:style-name="T2">예수</text:span>라는 이름에서 <text:span text:style-name="T2">야웨가 구속하신다</text:span>는 것을 알게 된다.</text:p>
      <text:p text:style-name="P1"/>
      <text:p text:style-name="P1"><text:span text:style-name="T1">b救赎主：</text:span>"<text:span text:style-name="T2">소테르</text:span>"(<text:span text:style-name="T2">구원자</text:span>)라는 이름은 <text:span text:style-name="T2">이방인</text:span>들의 용례에서 유래되었다고 종종 <text:span text:style-name="T2">주장</text:span>되었다. <text:span text:style-name="T2">구약성경</text:span>에서 <text:span text:style-name="T2">하나님</text:span>은 그분의 백성의 <text:span text:style-name="T2">구원자</text:span>라고 묘사된다. <text:span text:style-name="T2">예수</text:span>는 이 땅에서 <text:span text:style-name="T2">하나님의 구속 사역</text:span>을 <text:span text:style-name="T2">성취</text:span>하는 <text:span text:style-name="T2">구원자</text:span>다.</text:p>
      <text:p text:style-name="P1"/>
      <text:p text:style-name="P1"><text:span text:style-name="T1">c基督：</text:span><text:span text:style-name="T2">그리스도</text:span>라는 이름은 <text:span text:style-name="T2">구약성경</text:span>에서 <text:span text:style-name="T2">메시아</text:span>라고 부른다. <text:span text:style-name="T2">메시아</text:span>는 <text:span text:style-name="T2">약속된 다윗의 자손</text:span>이다. <text:span text:style-name="T2">그리스도</text:span>는 <text:span text:style-name="T2">메시아</text:span>라는 단어의 <text:span text:style-name="T2">그리스어</text:span>이다. 이 명칭은 특히 그가 <text:span text:style-name="T2">왕의 신분</text:span>을 지니고 있다는 것을 가리킨다.</text:p>
      <text:p text:style-name="P1"/>
      <text:p text:style-name="P4">人子：</text:p>
      <text:p text:style-name="P1"/>
      <text:p text:style-name="P1"><text:span text:style-name="T1">d神子：</text:span><text:span text:style-name="T2">신약성경</text:span>에 의하면 <text:span text:style-name="T2">예수</text:span>는 <text:span text:style-name="T2">하나님의</text:span> 유일무이한 <text:span text:style-name="T2">아들</text:span>이시다. 따라서 그는 <text:span text:style-name="T2">하나님 아버지</text:span>와 <text:span text:style-name="T2">직접적</text:span>으로 <text:span text:style-name="T2">가장 밀접</text:span>하게 <text:span text:style-name="T2">관련</text:span>이 있다.</text:p>
      <text:p text:style-name="P1"/>
      <text:p text:style-name="P4">主：</text:p>
      <text:p text:style-name="P1"/>
      <text:p text:style-name="P4">2.耶稣神性讨论4点注意（740）</text:p>
      <text:p text:style-name="P1"/>
      <text:p text:style-name="P2"><text:span text:style-name="T1">a.신성을 드러내는 이름들. </text:span></text:p>
      <text:p text:style-name="P2"><text:span text:style-name="T2">어떤 이들</text:span>은 그리스도의 <text:span text:style-name="T2">신성</text:span>에 대한 <text:span text:style-name="T2">교리</text:span>는 오직 신약성경의 <text:span text:style-name="T2">세 구절</text:span>에만 근거한다고 <text:span text:style-name="T2">생각</text:span>한다. </text:p>
      <text:p text:style-name="P2">우리는 <text:span text:style-name="T2">신약성경</text:span>을 <text:span text:style-name="T2">비판적</text:span>으로 <text:span text:style-name="T2">다루</text:span>는 이들의 <text:span text:style-name="T2">연구</text:span>를 반드시 <text:span text:style-name="T2">비판적</text:span>으로 <text:span text:style-name="T2">다루</text:span>어야 한다.</text:p>
      <text:p text:style-name="P1"/>
      <text:p text:style-name="P2"><text:span text:style-name="T1">b.신적인 속성들.</text:span> </text:p>
      <text:p text:style-name="P2"><text:span text:style-name="T2">성부</text:span>는 <text:span text:style-name="T2">성자</text:span>에게 <text:span text:style-name="T2">생명</text:span>을 주었다. 그래서 <text:span text:style-name="T2">성자</text:span>는 자기 자신 안에 <text:span text:style-name="T2">생명</text:span>을 지니고 있다. <text:span text:style-name="T2">성자</text:span>는 천지창조 이전부터 <text:span text:style-name="T2">존재</text:span>한다.<text:span text:style-name="T2">성자</text:span>의 <text:span text:style-name="T2">선재성</text:span>은 4복음서에서 <text:span text:style-name="T2">핵심적</text:span>인 <text:span text:style-name="T2">진리</text:span>다.</text:p>
      <text:p text:style-name="P1"/>
      <text:p text:style-name="P3"><text:span text:style-name="T1">c.하나님의 일들. </text:span></text:p>
      <text:p text:style-name="P3"><text:span text:style-name="T2">예수</text:span>는 <text:span text:style-name="T2">죄 사함</text:span>을 베푸신다. 이것은 오직 <text:span text:style-name="T2">하나님만</text:span> 할 수 있는 일이다. 또한 <text:span text:style-name="T2">성부</text:span>와 마찬가지로, <text:span text:style-name="T2">성자</text:span>도 자기가 원하는 사람들에게 <text:span text:style-name="T2">생명</text:span>을 주신다. 그리고 <text:span text:style-name="T2">성부</text:span>는 모든 <text:span text:style-name="T2">심판</text:span>을 <text:span text:style-name="T2">성자</text:span>에게 <text:span text:style-name="T2">맡기</text:span>셨다. 나아가 <text:span text:style-name="T2">성자</text:span>는 <text:span text:style-name="T2">성부</text:span>가 자기에게 주신 모든 사람에게 <text:span text:style-name="T2">영원한 생명</text:span>을 주신다.</text:p>
      <text:p text:style-name="P3"><text:soft-page-break/><text:span text:style-name="T1">d.신적인 존귀함. </text:span></text:p>
      <text:p text:style-name="P3">모든 사람은 <text:span text:style-name="T2">성부</text:span>를 <text:span text:style-name="T2">공경</text:span>하는 것처럼 <text:span text:style-name="T2">성자</text:span>도 반드시 <text:span text:style-name="T2">공경</text:span>해야 한다. 모든 창조물은 <text:span text:style-name="T2">하나님께</text:span> 하는 것처럼 <text:span text:style-name="T2">예수에게</text:span> <text:span text:style-name="T2">무릎</text:span>을 <text:span text:style-name="T2">꿇</text:span>어야 하며, 모든 사람은 <text:span text:style-name="T2">입으로</text:span> 예수 그리스도를 <text:span text:style-name="T2">주라</text:span> 시인해야 한다. 따라서 <text:span text:style-name="T2">하나님</text:span>을 <text:span text:style-name="T2">경배하</text:span>는 것과 <text:span text:style-name="T2">어린양</text:span>을 <text:span text:style-name="T2">경배</text:span>하는 것에는 <text:span text:style-name="T2">본질적</text:span>인 차이점이 전혀 없다.</text:p>
      <text:p text:style-name="P1"/>
      <text:p text:style-name="P1">3.反对基督人性见解的说明及反驳（745）：</text:p>
      <text:p text:style-name="P1">幻影说：</text:p>
      <text:p text:style-name="P1">单性论：</text:p>
      <text:p text:style-name="P1">幻影说：</text:p>
      <text:p text:style-name="P1">现代幻影说：</text:p>
      <text:p text:style-name="P1"/>
      <text:p text:style-name="P4">4.路德的属性交流说，及圣餐理解（751）</text:p>
      <text:p text:style-name="P1"/>
      <text:p text:style-name="P1"><text:span text:style-name="T2">루터파 신학자</text:span>들에 의하면, <text:span text:style-name="T2">성경</text:span>은 <text:span text:style-name="T2">그리스도</text:span>의 <text:span text:style-name="T2">인성</text:span>이 그의 <text:span text:style-name="T2">신성</text:span>과 <text:span text:style-name="T2">하나</text:span> 됨을 <text:span text:style-name="T2">이루고 있기 때문에</text:span> 그의 <text:span text:style-name="T2">인성</text:span>에도 <text:span text:style-name="T2">위엄</text:span>, <text:span text:style-name="T2">영광</text:span> 및 <text:span text:style-name="T2">권능</text:span>이 주어져 있다고 가르친다. 그래서 그는 자신이 받아들인 <text:span text:style-name="T2">인성</text:span>을 통해서도 자신이 원하는 <text:span text:style-name="T2">곳</text:span>이면 어느 <text:span text:style-name="T2">곳</text:span>이든지 <text:span text:style-name="T2">임재</text:span>할 수 있다.</text:p>
      <text:p text:style-name="P1">또한 그는 <text:span text:style-name="T2">성만찬</text:span>에서도 <text:span text:style-name="T2">물리적</text:span>으로 <text:span text:style-name="T2">임재</text:span>한다고 루터파가 이렇게 생각한다. </text:p>
      <text:p text:style-name="P1"/>
      <text:p text:style-name="P4">5.三重职（758）</text:p>
      <text:p text:style-name="P1"/>
      <text:p text:style-name="P1"><text:span text:style-name="T1">예언자:</text:span> 하나님이 <text:span text:style-name="T2">모세</text:span>와 같은 <text:span text:style-name="T2">예언자</text:span> 하나를 세우실 것이라고 모세에게 말씀하셨는데, 그 <text:span text:style-name="T2">예언자</text:span>가 바로 <text:span text:style-name="T2">예수</text:span>라고 증언해준다. 예수도 종종 자신을 <text:span text:style-name="T2">예언자</text:span>들과 <text:span text:style-name="T2">비교</text:span>하셨다.</text:p>
      <text:p text:style-name="P1"/>
      <text:p text:style-name="P1"><text:span text:style-name="T1">제사장: </text:span><text:span text:style-name="T2">히브리서</text:span>에는 "우리가 믿는 도리의 사도이시며 <text:span text:style-name="T2">대제사장</text:span>이신 <text:span text:style-name="T2">예수</text:span>를 깊이 생각하라" 하셨다. <text:span text:style-name="T2">그리스도</text:span>는 <text:span text:style-name="T2">아론보다</text:span> 더 높은 <text:span text:style-name="T2">대제사장</text:span>이시다. 그는 "<text:span text:style-name="T2">영원한 제사장</text:span>이다". 이 <text:span text:style-name="T2">제사장</text:span>은 동시에 <text:span text:style-name="T2">희생제물</text:span>이다. </text:p>
      <text:p text:style-name="P1"/>
      <text:p text:style-name="P1"><text:span text:style-name="T1">왕: </text:span><text:span text:style-name="T2">예수님</text:span>은 <text:span text:style-name="T2">왕이시다</text:span>라는 <text:span text:style-name="T2">직분</text:span>은 이미 <text:span text:style-name="T2">예수의 탄생</text:span>에 다한 <text:span text:style-name="T2">천사의</text:span> <text:span text:style-name="T2">예고</text:span>에서 <text:span text:style-name="T2">언급</text:span>했다. 또한 그는 <text:span text:style-name="T2">다윗의</text:span> 위대한 <text:span text:style-name="T2">자손</text:span>이시다. <text:span text:style-name="T2">이사야서</text:span>의 <text:span text:style-name="T2">예언</text:span>은 그리스도와 그의 나라를 통해서 성취된다. 그에게 "<text:span text:style-name="T2">하늘과 땅의 모든 권세</text:span>"가 주어졌다. 그의 <text:span text:style-name="T2">이름</text:span>은 "<text:span text:style-name="T2">만왕의 왕이요 만주의 주</text:span>"다.</text:p>
      <text:p text:style-name="P1"/>
      <text:p text:style-name="P1">6.双重状态/道成肉身（765）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驿等宽微米黑" svg:font-family="文泉驿等宽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微米黑" svg:font-family="文泉驿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驿微米黑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文泉驿微米黑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驿微米黑" style:font-family-asian="文泉驿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驿等宽微米黑" style:font-family-asian="文泉驿等宽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19T19:41:27.137526305</dc:date>
    <meta:editing-duration>PT17M7S</meta:editing-duration>
    <meta:editing-cycles>6</meta:editing-cycles>
    <meta:generator>LibreOffice/6.0.6.2$Linux_X86_64 LibreOffice_project/00m0$Build-2</meta:generator>
    <meta:document-statistic meta:table-count="0" meta:image-count="0" meta:object-count="0" meta:page-count="2" meta:paragraph-count="31" meta:word-count="1309" meta:character-count="1669" meta:non-whitespace-character-count="1342"/>
  </office:meta>
</office:document-meta>
</file>